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17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" style:family="table">
      <style:table-properties style:width="16.806cm" fo:margin-left="0cm" table:align="left"/>
    </style:style>
    <style:style style:name="Tableau2.A" style:family="table-column">
      <style:table-column-properties style:column-width="16.806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3" style:family="table">
      <style:table-properties style:width="16.806cm" fo:margin-left="0cm" table:align="left"/>
    </style:style>
    <style:style style:name="Tableau3.A" style:family="table-column">
      <style:table-column-properties style:column-width="16.806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3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4" style:family="table">
      <style:table-properties style:width="16.806cm" fo:margin-left="0cm" table:align="left"/>
    </style:style>
    <style:style style:name="Tableau4.A" style:family="table-column">
      <style:table-column-properties style:column-width="16.806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4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P1" style:family="paragraph" style:parent-style-name="Table_20_Contents">
      <style:paragraph-properties fo:break-before="page"/>
      <style:text-properties fo:color="#000000" fo:font-weight="bold" style:font-weight-asian="bold" style:font-weight-complex="bold"/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text-properties fo:color="#000000"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0bbe01"/>
    </style:style>
    <style:style style:name="T3" style:family="text">
      <style:text-properties fo:color="#000000" officeooo:rsid="000e4e91"/>
    </style:style>
    <style:style style:name="T4" style:family="text">
      <style:text-properties fo:color="#000000" officeooo:rsid="000f3b8e"/>
    </style:style>
    <style:style style:name="T5" style:family="text">
      <style:text-properties fo:color="#000000" officeooo:rsid="000fd56d"/>
    </style:style>
    <style:style style:name="T6" style:family="text">
      <style:text-properties officeooo:rsid="000f3b8e"/>
    </style:style>
    <style:style style:name="T7" style:family="text">
      <style:text-properties officeooo:rsid="000fd5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Table_20_Contents"><text:span text:style-name="Police_20_par_20_défaut"><text:span text:style-name="T1">Numéro : cas </text:span></text:span><text:span text:style-name="Police_20_par_20_défaut"><text:span text:style-name="T2">F-</text:span></text:span><text:span text:style-name="Police_20_par_20_défaut"><text:span text:style-name="T3">I</text:span></text:span><text:span text:style-name="Police_20_par_20_défaut"><text:span text:style-name="T2">-</text:span></text:span><text:span text:style-name="Police_20_par_20_défaut"><text:span text:style-name="T5">3</text:span></text:span></text:p>
                </table:table-cell>
              </table:table-row>
              <table:table-row>
                <table:table-cell table:style-name="Tableau2.A2" office:value-type="string">
                  <text:p text:style-name="P2">Nom : <text:span text:style-name="T7">commenter une actu</text:span></text:p>
                </table:table-cell>
              </table:table-row>
              <table:table-row>
                <table:table-cell table:style-name="Tableau2.A2" office:value-type="string">
                  <text:p text:style-name="P2">Acteur : Visiteur (membre inscrit)</text:p>
                </table:table-cell>
              </table:table-row>
              <table:table-row>
                <table:table-cell table:style-name="Tableau2.A2" office:value-type="string">
                  <text:p text:style-name="P2">Description succincte : <text:span text:style-name="T7">commenter une actualité sur la partie blog du site</text:span></text:p>
                </table:table-cell>
              </table:table-row>
              <table:table-row>
                <table:table-cell table:style-name="Tableau2.A2" office:value-type="string">
                  <text:p text:style-name="P2">Auteur : <text:span text:style-name="T6">Christine Zedday (totalement pompé sur Muriel Guillou)</text:span></text:p>
                </table:table-cell>
              </table:table-row>
              <table:table-row>
                <table:table-cell table:style-name="Tableau2.A2" office:value-type="string">
                  <text:p text:style-name="P2">Date : <text:span text:style-name="T6">10</text:span>/11/2019</text:p>
                </table:table-cell>
              </table:table-row>
              <table:table-row>
                <table:table-cell table:style-name="Tableau2.A2" office:value-type="string">
                  <text:p text:style-name="P2">Préconditions : Etre membre de l’association et être connecté</text:p>
                </table:table-cell>
              </table:table-row>
              <table:table-row>
                <table:table-cell table:style-name="Tableau2.A2" office:value-type="string">
                  <text:p text:style-name="P2">Démarrage : dernière section du template « <text:span text:style-name="T6">question</text:span> sélectionnée » du site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au1.A2" office:value-type="string">
            <text:p text:style-name="P3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2">Scénario nominal :</text:p>
                  <text:p text:style-name="P2">1. Le système affiche une <text:span text:style-name="T6">question</text:span></text:p>
                  <text:p text:style-name="P2">2. Le visiteur clique sur la fenêtre « <text:span text:style-name="T7">commentaire</text:span>»</text:p>
                  <text:p text:style-name="P2">3. Le système affiche une zone de texte</text:p>
                  <text:p text:style-name="P2">4. Le visiteur saisi<text:span text:style-name="T6">t</text:span> s<text:span text:style-name="T7">on commentaire</text:span></text:p>
                  <text:p text:style-name="P2">5. Le visiteur « poste » <text:span text:style-name="T6">son commentaire</text:span></text:p>
                  <text:p text:style-name="P2">6. Le système vérifie que le contenu ne porte pas atteinte à la sécurité du site </text:p>
                  <text:p text:style-name="P2">7. L<text:span text:style-name="T7">e commentaire</text:span> s’affiche instantanément dans la liste des <text:span text:style-name="T7">commentair</text:span>es</text:p>
                  <text:p text:style-name="P2">8. Le visiteur retourne à la liste des <text:span text:style-name="T7">actu</text:span>s → ou quitte la partie du site ou le site</text:p>
                </table:table-cell>
              </table:table-row>
              <table:table-row>
                <table:table-cell table:style-name="Tableau3.A2" office:value-type="string">
                  <text:p text:style-name="P2">Scénarios alternatifs :</text:p>
                  <text:p text:style-name="P2">4a. Le visiteur annule sa saisie de <text:span text:style-name="T7">commentaire</text:span></text:p>
                  <text:p text:style-name="P2"/>
                </table:table-cell>
              </table:table-row>
              <table:table-row>
                <table:table-cell table:style-name="Tableau3.A2" office:value-type="string">
                  <text:p text:style-name="P2">Scénarios d’exception : </text:p>
                  <text:p text:style-name="P2"/>
                </table:table-cell>
              </table:table-row>
              <table:table-row>
                <table:table-cell table:style-name="Tableau3.A2" office:value-type="string">
                  <text:p text:style-name="P2">Fin : Le visiteur ferme la page ou poursuit sa navigation dans une autre partie du site.</text:p>
                </table:table-cell>
              </table:table-row>
              <table:table-row>
                <table:table-cell table:style-name="Tableau3.A2" office:value-type="string">
                  <text:p text:style-name="P2">Post conditions : <text:span text:style-name="T7">Le commentaire </text:span>sera regardé a posteriori par le modérateur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au1.A2" office:value-type="string">
            <text:p text:style-name="P3">C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2">Ergonomie : </text:p>
                </table:table-cell>
              </table:table-row>
              <table:table-row>
                <table:table-cell table:style-name="Tableau4.A2" office:value-type="string">
                  <text:p text:style-name="P2">Performance attendue : Chargement en moins d’une seconde sur tout support</text:p>
                </table:table-cell>
              </table:table-row>
              <table:table-row>
                <table:table-cell table:style-name="Tableau4.A2" office:value-type="string">
                  <text:p text:style-name="P2">Problèmes non résolus : <text:span text:style-name="T6">Classer d’abord les commentaires récents, où le contraire, sachant qu’un commentaire répond parfois plus à un commentaire précédent qu’à l’actu ?</text:span></text:p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_64 LibreOffice_project/23edc44b61b830b7d749943e020e96f5a7df63bf</meta:generator>
    <meta:initial-creator>Muriel GUILLOU</meta:initial-creator>
    <meta:creation-date>2019-11-04T15:44:00Z</meta:creation-date>
    <dc:date>2019-11-10T20:21:01.626000000</dc:date>
    <meta:editing-cycles>11</meta:editing-cycles>
    <meta:editing-duration>PT48M25S</meta:editing-duration>
    <meta:document-statistic meta:table-count="4" meta:image-count="0" meta:object-count="0" meta:page-count="1" meta:paragraph-count="28" meta:word-count="230" meta:character-count="1385" meta:non-whitespace-character-count="1180"/>
    <meta:template xlink:type="simple" xlink:actuate="onRequest" xlink:title="" xlink:href="../F-R-3-Description_cas_utilisation_recettes-commentaires.odt/Normal"/>
  </office:meta>
</office:document-meta>
</file>